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4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ti" table:style-name="ta1">
        <table:shapes>
          <draw:frame draw:z-index="0" draw:style-name="gr1" draw:text-style-name="P1" svg:width="453.15pt" svg:height="255.26pt" svg:x="500.66pt" svg:y="6.77pt">
            <draw:object draw:notify-on-update-of-ranges="siti.A1:siti.A19 siti.C22:siti.C25 siti.B22:siti.B25 siti.C1:siti.C19 siti.B1:siti.B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PeopleOnStreet_2560x1600_30_crop</text:p>
          </table:table-cell>
          <table:table-cell office:value-type="float" office:value="8.5492898" calcext:value-type="float">
            <text:p>8.55</text:p>
          </table:table-cell>
          <table:table-cell office:value-type="float" office:value="66.7140576" calcext:value-type="float">
            <text:p>66.71</text:p>
          </table:table-cell>
        </table:table-row>
        <table:table-row table:style-name="ro1">
          <table:table-cell office:value-type="string" calcext:value-type="string">
            <text:p>Traffic_2560x1600_30_crop</text:p>
          </table:table-cell>
          <table:table-cell office:value-type="float" office:value="6.6172191" calcext:value-type="float">
            <text:p>6.62</text:p>
          </table:table-cell>
          <table:table-cell office:value-type="float" office:value="57.7936019" calcext:value-type="float">
            <text:p>57.79</text:p>
          </table:table-cell>
        </table:table-row>
        <table:table-row table:style-name="ro1">
          <table:table-cell office:value-type="string" calcext:value-type="string">
            <text:p>BasketballDrive_1920x1080_50</text:p>
          </table:table-cell>
          <table:table-cell office:value-type="float" office:value="5.5536021" calcext:value-type="float">
            <text:p>5.55</text:p>
          </table:table-cell>
          <table:table-cell office:value-type="float" office:value="39.748121" calcext:value-type="float">
            <text:p>39.75</text:p>
          </table:table-cell>
        </table:table-row>
        <table:table-row table:style-name="ro1">
          <table:table-cell office:value-type="string" calcext:value-type="string">
            <text:p>BQTerrace_1920x1080_60</text:p>
          </table:table-cell>
          <table:table-cell office:value-type="float" office:value="11.2274745" calcext:value-type="float">
            <text:p>11.23</text:p>
          </table:table-cell>
          <table:table-cell office:value-type="float" office:value="81.4089807" calcext:value-type="float">
            <text:p>81.41</text:p>
          </table:table-cell>
        </table:table-row>
        <table:table-row table:style-name="ro1">
          <table:table-cell office:value-type="string" calcext:value-type="string">
            <text:p>Cactus_1920x1080_50</text:p>
          </table:table-cell>
          <table:table-cell office:value-type="float" office:value="6.9073446" calcext:value-type="float">
            <text:p>6.91</text:p>
          </table:table-cell>
          <table:table-cell office:value-type="float" office:value="70.7217877" calcext:value-type="float">
            <text:p>70.72</text:p>
          </table:table-cell>
        </table:table-row>
        <table:table-row table:style-name="ro1">
          <table:table-cell office:value-type="string" calcext:value-type="string">
            <text:p>Kimono_1920x1080_24</text:p>
          </table:table-cell>
          <table:table-cell office:value-type="float" office:value="2.76711" calcext:value-type="float">
            <text:p>2.77</text:p>
          </table:table-cell>
          <table:table-cell office:value-type="float" office:value="54.0841138" calcext:value-type="float">
            <text:p>54.08</text:p>
          </table:table-cell>
        </table:table-row>
        <table:table-row table:style-name="ro1">
          <table:table-cell office:value-type="string" calcext:value-type="string">
            <text:p>ParkScene_1920x1080_24</text:p>
          </table:table-cell>
          <table:table-cell office:value-type="float" office:value="5.3571604" calcext:value-type="float">
            <text:p>5.36</text:p>
          </table:table-cell>
          <table:table-cell office:value-type="float" office:value="54.1683547" calcext:value-type="float">
            <text:p>54.17</text:p>
          </table:table-cell>
        </table:table-row>
        <table:table-row table:style-name="ro1">
          <table:table-cell office:value-type="string" calcext:value-type="string">
            <text:p>Tennis_1920x1080_24</text:p>
          </table:table-cell>
          <table:table-cell office:value-type="float" office:value="3.9541018" calcext:value-type="float">
            <text:p>3.95</text:p>
          </table:table-cell>
          <table:table-cell office:value-type="float" office:value="58.7490305" calcext:value-type="float">
            <text:p>58.75</text:p>
          </table:table-cell>
        </table:table-row>
        <table:table-row table:style-name="ro1">
          <table:table-cell office:value-type="string" calcext:value-type="string">
            <text:p>BasketballDrill_832x480_50</text:p>
          </table:table-cell>
          <table:table-cell office:value-type="float" office:value="7.4165319" calcext:value-type="float">
            <text:p>7.42</text:p>
          </table:table-cell>
          <table:table-cell office:value-type="float" office:value="40.0757838" calcext:value-type="float">
            <text:p>40.08</text:p>
          </table:table-cell>
        </table:table-row>
        <table:table-row table:style-name="ro1">
          <table:table-cell office:value-type="string" calcext:value-type="string">
            <text:p>BQMall_832x480_60</text:p>
          </table:table-cell>
          <table:table-cell office:value-type="float" office:value="9.7588737" calcext:value-type="float">
            <text:p>9.76</text:p>
          </table:table-cell>
          <table:table-cell office:value-type="float" office:value="55.7040918" calcext:value-type="float">
            <text:p>55.70</text:p>
          </table:table-cell>
        </table:table-row>
        <table:table-row table:style-name="ro1">
          <table:table-cell office:value-type="string" calcext:value-type="string">
            <text:p>PartyScene_832x480_50</text:p>
          </table:table-cell>
          <table:table-cell office:value-type="float" office:value="11.4440081" calcext:value-type="float">
            <text:p>11.44</text:p>
          </table:table-cell>
          <table:table-cell office:value-type="float" office:value="54.1373783" calcext:value-type="float">
            <text:p>54.14</text:p>
          </table:table-cell>
        </table:table-row>
        <table:table-row table:style-name="ro1">
          <table:table-cell office:value-type="string" calcext:value-type="string">
            <text:p>RaceHorses_832x480_30</text:p>
          </table:table-cell>
          <table:table-cell office:value-type="float" office:value="8.7923836" calcext:value-type="float">
            <text:p>8.79</text:p>
          </table:table-cell>
          <table:table-cell office:value-type="float" office:value="52.8996719" calcext:value-type="float">
            <text:p>52.90</text:p>
          </table:table-cell>
        </table:table-row>
        <table:table-row table:style-name="ro1">
          <table:table-cell office:value-type="string" calcext:value-type="string">
            <text:p>BasketballPass_416x240_50</text:p>
          </table:table-cell>
          <table:table-cell office:value-type="float" office:value="7.8169775" calcext:value-type="float">
            <text:p>7.82</text:p>
          </table:table-cell>
          <table:table-cell office:value-type="float" office:value="36.7549637" calcext:value-type="float">
            <text:p>36.75</text:p>
          </table:table-cell>
        </table:table-row>
        <table:table-row table:style-name="ro1">
          <table:table-cell office:value-type="string" calcext:value-type="string">
            <text:p>BlowingBubbles_416x240_50</text:p>
          </table:table-cell>
          <table:table-cell office:value-type="float" office:value="8.3039271" calcext:value-type="float">
            <text:p>8.30</text:p>
          </table:table-cell>
          <table:table-cell office:value-type="float" office:value="56.5193866" calcext:value-type="float">
            <text:p>56.52</text:p>
          </table:table-cell>
        </table:table-row>
        <table:table-row table:style-name="ro1">
          <table:table-cell office:value-type="string" calcext:value-type="string">
            <text:p>BQSquare_416x240_60</text:p>
          </table:table-cell>
          <table:table-cell office:value-type="float" office:value="16.9449532" calcext:value-type="float">
            <text:p>16.94</text:p>
          </table:table-cell>
          <table:table-cell office:value-type="float" office:value="83.9069472" calcext:value-type="float">
            <text:p>83.91</text:p>
          </table:table-cell>
        </table:table-row>
        <table:table-row table:style-name="ro1">
          <table:table-cell office:value-type="string" calcext:value-type="string">
            <text:p>RaceHorses_416x240_30</text:p>
          </table:table-cell>
          <table:table-cell office:value-type="float" office:value="10.5865994" calcext:value-type="float">
            <text:p>10.59</text:p>
          </table:table-cell>
          <table:table-cell office:value-type="float" office:value="51.8681177" calcext:value-type="float">
            <text:p>51.87</text:p>
          </table:table-cell>
        </table:table-row>
        <table:table-row table:style-name="ro1">
          <table:table-cell office:value-type="string" calcext:value-type="string">
            <text:p>FourPeople_1280x720_60</text:p>
          </table:table-cell>
          <table:table-cell office:value-type="float" office:value="7.4131645" calcext:value-type="float">
            <text:p>7.41</text:p>
          </table:table-cell>
          <table:table-cell office:value-type="float" office:value="61.6177615" calcext:value-type="float">
            <text:p>61.62</text:p>
          </table:table-cell>
        </table:table-row>
        <table:table-row table:style-name="ro1">
          <table:table-cell office:value-type="string" calcext:value-type="string">
            <text:p>Johnny_1280x720_60</text:p>
          </table:table-cell>
          <table:table-cell office:value-type="float" office:value="5.9809419" calcext:value-type="float">
            <text:p>5.98</text:p>
          </table:table-cell>
          <table:table-cell office:value-type="float" office:value="59.134718" calcext:value-type="float">
            <text:p>59.13</text:p>
          </table:table-cell>
        </table:table-row>
        <table:table-row table:style-name="ro1">
          <table:table-cell office:value-type="string" calcext:value-type="string">
            <text:p>SlideEditing_1280x720_30</text:p>
          </table:table-cell>
          <table:table-cell office:value-type="float" office:value="21.8231392" calcext:value-type="float">
            <text:p>21.82</text:p>
          </table:table-cell>
          <table:table-cell office:value-type="float" office:value="83.9230526" calcext:value-type="float">
            <text:p>83.92</text:p>
          </table:table-cell>
        </table:table-row>
        <table:table-row table:style-name="ro1">
          <table:table-cell/>
          <table:table-cell table:style-name="Default" office:value-type="float" office:value="14.41607606453" calcext:value-type="float">
            <text:p>14.41607606453</text:p>
          </table:table-cell>
          <table:table-cell table:style-name="Default" office:value-type="float" office:value="64.06940481485" calcext:value-type="float">
            <text:p>64.06940481485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BQSquare_416x240_60</text:p>
          </table:table-cell>
          <table:table-cell office:value-type="float" office:value="16.9449532" calcext:value-type="float">
            <text:p>16.94</text:p>
          </table:table-cell>
          <table:table-cell office:value-type="float" office:value="83.9069472" calcext:value-type="float">
            <text:p>83.91</text:p>
          </table:table-cell>
        </table:table-row>
        <table:table-row table:style-name="ro1">
          <table:table-cell office:value-type="string" calcext:value-type="string">
            <text:p>BasketballPass_416x240_50</text:p>
          </table:table-cell>
          <table:table-cell office:value-type="float" office:value="7.8169775" calcext:value-type="float">
            <text:p>7.82</text:p>
          </table:table-cell>
          <table:table-cell office:value-type="float" office:value="36.7549637" calcext:value-type="float">
            <text:p>36.75</text:p>
          </table:table-cell>
        </table:table-row>
        <table:table-row table:style-name="ro1">
          <table:table-cell office:value-type="string" calcext:value-type="string">
            <text:p>PartyScene_832x480_50</text:p>
          </table:table-cell>
          <table:table-cell office:value-type="float" office:value="11.4440081" calcext:value-type="float">
            <text:p>11.44</text:p>
          </table:table-cell>
          <table:table-cell office:value-type="float" office:value="54.1373783" calcext:value-type="float">
            <text:p>54.14</text:p>
          </table:table-cell>
        </table:table-row>
        <table:table-row table:style-name="ro1">
          <table:table-cell office:value-type="string" calcext:value-type="string">
            <text:p>RaceHorses_832x480_30</text:p>
          </table:table-cell>
          <table:table-cell office:value-type="float" office:value="8.7923836" calcext:value-type="float">
            <text:p>8.79</text:p>
          </table:table-cell>
          <table:table-cell office:value-type="float" office:value="52.8996719" calcext:value-type="float">
            <text:p>52.9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siti.A1:siti.D19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6">00/00/0000</text:date>, <text:time style:data-style-name="N2" text:time-value="15:41:41.3262742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8-16T15:47:22.192746066</dc:date>
    <meta:editing-duration>PT32M</meta:editing-duration>
    <meta:editing-cycles>6</meta:editing-cycles>
    <meta:document-statistic meta:table-count="1" meta:cell-count="7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diamond" chart:symbol-width="0.25cm" chart:symbol-height="0.25cm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scatter" chart:style-name="ch1">
        <chart:legend chart:legend-position="end" svg:x="13.724cm" svg:y="3.955cm" style:legend-expansion="high" chart:style-name="ch2"/>
        <chart:plot-area chart:style-name="ch3" table:cell-range-address="siti.A1:siti.B19 siti.B22:siti.C25" chart:data-source-has-labels="column" svg:x="0.319cm" svg:y="0.18cm" svg:width="13.086cm" svg:height="8.646cm">
          <chartooo:coordinate-region svg:x="1.417cm" svg:y="0.38cm" svg:width="11.563cm" svg:height="7.799cm"/>
          <chart:axis chart:dimension="x" chart:name="primary-x" chart:style-name="ch4" chartooo:axis-type="auto">
            <chart:categories table:cell-range-address="siti.A1:siti.A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iti.B22:siti.B25" chart:class="chart:scatter">
            <chart:domain table:cell-range-address="siti.C22:siti.C25"/>
            <chart:data-point chart:style-name="ch7" chart:repeated="4"/>
          </chart:series>
          <chart:series chart:style-name="ch8" chart:values-cell-range-address="siti.B1:siti.B19" chart:class="chart:scatter">
            <chart:domain table:cell-range-address="siti.C1:siti.C19"/>
            <chart:data-point chart:style-name="ch9" chart:repeated="12"/>
            <chart:data-point/>
            <chart:data-point chart:style-name="ch9"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PeopleOnStreet_2560x1600_30_crop</text:p>
                <draw:g>
                  <svg:desc>siti.A1:siti.A19</svg:desc>
                </draw:g>
              </table:table-cell>
              <table:table-cell office:value-type="float" office:value="83.9069472">
                <text:p>83.9069472</text:p>
                <draw:g>
                  <svg:desc>siti.C22:siti.C25</svg:desc>
                </draw:g>
              </table:table-cell>
              <table:table-cell office:value-type="float" office:value="16.9449532">
                <text:p>16.9449532</text:p>
                <draw:g>
                  <svg:desc>siti.B22:siti.B25</svg:desc>
                </draw:g>
              </table:table-cell>
              <table:table-cell office:value-type="float" office:value="66.7140576">
                <text:p>66.7140576</text:p>
                <draw:g>
                  <svg:desc>siti.C1:siti.C19</svg:desc>
                </draw:g>
              </table:table-cell>
              <table:table-cell office:value-type="float" office:value="8.5492898">
                <text:p>8.5492898</text:p>
                <draw:g>
                  <svg:desc>siti.B1:siti.B19</svg:desc>
                </draw:g>
              </table:table-cell>
            </table:table-row>
            <table:table-row>
              <table:table-cell office:value-type="string">
                <text:p>Traffic_2560x1600_30_crop</text:p>
              </table:table-cell>
              <table:table-cell office:value-type="float" office:value="36.7549637">
                <text:p>36.7549637</text:p>
              </table:table-cell>
              <table:table-cell office:value-type="float" office:value="7.8169775">
                <text:p>7.8169775</text:p>
              </table:table-cell>
              <table:table-cell office:value-type="float" office:value="57.7936019">
                <text:p>57.7936019</text:p>
              </table:table-cell>
              <table:table-cell office:value-type="float" office:value="6.6172191">
                <text:p>6.6172191</text:p>
              </table:table-cell>
            </table:table-row>
            <table:table-row>
              <table:table-cell office:value-type="string">
                <text:p>BasketballDrive_1920x1080_50</text:p>
              </table:table-cell>
              <table:table-cell office:value-type="float" office:value="54.1373783">
                <text:p>54.1373783</text:p>
              </table:table-cell>
              <table:table-cell office:value-type="float" office:value="11.4440081">
                <text:p>11.4440081</text:p>
              </table:table-cell>
              <table:table-cell office:value-type="float" office:value="39.748121">
                <text:p>39.748121</text:p>
              </table:table-cell>
              <table:table-cell office:value-type="float" office:value="5.5536021">
                <text:p>5.5536021</text:p>
              </table:table-cell>
            </table:table-row>
            <table:table-row>
              <table:table-cell office:value-type="string">
                <text:p>BQTerrace_1920x1080_60</text:p>
              </table:table-cell>
              <table:table-cell office:value-type="float" office:value="52.8996719">
                <text:p>52.8996719</text:p>
              </table:table-cell>
              <table:table-cell office:value-type="float" office:value="8.7923836">
                <text:p>8.7923836</text:p>
              </table:table-cell>
              <table:table-cell office:value-type="float" office:value="81.4089807">
                <text:p>81.4089807</text:p>
              </table:table-cell>
              <table:table-cell office:value-type="float" office:value="11.2274745">
                <text:p>11.2274745</text:p>
              </table:table-cell>
            </table:table-row>
            <table:table-row>
              <table:table-cell office:value-type="string">
                <text:p>Cactus_1920x1080_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7217877">
                <text:p>70.7217877</text:p>
              </table:table-cell>
              <table:table-cell office:value-type="float" office:value="6.9073446">
                <text:p>6.9073446</text:p>
              </table:table-cell>
            </table:table-row>
            <table:table-row>
              <table:table-cell office:value-type="string">
                <text:p>Kimono_1920x1080_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.0841138">
                <text:p>54.0841138</text:p>
              </table:table-cell>
              <table:table-cell office:value-type="float" office:value="2.76711">
                <text:p>2.76711</text:p>
              </table:table-cell>
            </table:table-row>
            <table:table-row>
              <table:table-cell office:value-type="string">
                <text:p>ParkScene_1920x1080_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.1683547">
                <text:p>54.1683547</text:p>
              </table:table-cell>
              <table:table-cell office:value-type="float" office:value="5.3571604">
                <text:p>5.3571604</text:p>
              </table:table-cell>
            </table:table-row>
            <table:table-row>
              <table:table-cell office:value-type="string">
                <text:p>Tennis_1920x1080_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7490305">
                <text:p>58.7490305</text:p>
              </table:table-cell>
              <table:table-cell office:value-type="float" office:value="3.9541018">
                <text:p>3.9541018</text:p>
              </table:table-cell>
            </table:table-row>
            <table:table-row>
              <table:table-cell office:value-type="string">
                <text:p>BasketballDrill_832x480_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0757838">
                <text:p>40.0757838</text:p>
              </table:table-cell>
              <table:table-cell office:value-type="float" office:value="7.4165319">
                <text:p>7.4165319</text:p>
              </table:table-cell>
            </table:table-row>
            <table:table-row>
              <table:table-cell office:value-type="string">
                <text:p>BQMall_832x480_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.7040918">
                <text:p>55.7040918</text:p>
              </table:table-cell>
              <table:table-cell office:value-type="float" office:value="9.7588737">
                <text:p>9.7588737</text:p>
              </table:table-cell>
            </table:table-row>
            <table:table-row>
              <table:table-cell office:value-type="string">
                <text:p>PartyScene_832x480_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.1373783">
                <text:p>54.1373783</text:p>
              </table:table-cell>
              <table:table-cell office:value-type="float" office:value="11.4440081">
                <text:p>11.4440081</text:p>
              </table:table-cell>
            </table:table-row>
            <table:table-row>
              <table:table-cell office:value-type="string">
                <text:p>RaceHorses_832x480_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8996719">
                <text:p>52.8996719</text:p>
              </table:table-cell>
              <table:table-cell office:value-type="float" office:value="8.7923836">
                <text:p>8.7923836</text:p>
              </table:table-cell>
            </table:table-row>
            <table:table-row>
              <table:table-cell office:value-type="string">
                <text:p>BasketballPass_416x240_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7549637">
                <text:p>36.7549637</text:p>
              </table:table-cell>
              <table:table-cell office:value-type="float" office:value="7.8169775">
                <text:p>7.8169775</text:p>
              </table:table-cell>
            </table:table-row>
            <table:table-row>
              <table:table-cell office:value-type="string">
                <text:p>BlowingBubbles_416x240_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.5193866">
                <text:p>56.5193866</text:p>
              </table:table-cell>
              <table:table-cell office:value-type="float" office:value="8.3039271">
                <text:p>8.3039271</text:p>
              </table:table-cell>
            </table:table-row>
            <table:table-row>
              <table:table-cell office:value-type="string">
                <text:p>BQSquare_416x240_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9069472">
                <text:p>83.9069472</text:p>
              </table:table-cell>
              <table:table-cell office:value-type="float" office:value="16.9449532">
                <text:p>16.9449532</text:p>
              </table:table-cell>
            </table:table-row>
            <table:table-row>
              <table:table-cell office:value-type="string">
                <text:p>RaceHorses_416x240_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8681177">
                <text:p>51.8681177</text:p>
              </table:table-cell>
              <table:table-cell office:value-type="float" office:value="10.5865994">
                <text:p>10.5865994</text:p>
              </table:table-cell>
            </table:table-row>
            <table:table-row>
              <table:table-cell office:value-type="string">
                <text:p>FourPeople_1280x720_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.6177615">
                <text:p>61.6177615</text:p>
              </table:table-cell>
              <table:table-cell office:value-type="float" office:value="7.4131645">
                <text:p>7.4131645</text:p>
              </table:table-cell>
            </table:table-row>
            <table:table-row>
              <table:table-cell office:value-type="string">
                <text:p>Johnny_1280x720_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134718">
                <text:p>59.134718</text:p>
              </table:table-cell>
              <table:table-cell office:value-type="float" office:value="5.9809419">
                <text:p>5.9809419</text:p>
              </table:table-cell>
            </table:table-row>
            <table:table-row>
              <table:table-cell office:value-type="string">
                <text:p>SlideEditing_1280x720_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9230526">
                <text:p>83.9230526</text:p>
              </table:table-cell>
              <table:table-cell office:value-type="float" office:value="21.8231392">
                <text:p>21.82313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